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end"/>
      <style:text-properties style:text-line-through-style="none" style:font-name="Arial" fo:font-size="9pt" fo:font-style="normal" style:text-underline-style="none" fo:font-weight="normal"/>
    </style:style>
    <style:style style:name="gr1" style:family="graphic">
      <style:graphic-properties fo:background-color="#fafafa"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lfa" form:control-implementation="ooo:com.sun.star.form.component.TextField" xml:id="control1" form:id="control1" form:current-value="Alfa Field Placehold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eta" form:control-implementation="ooo:com.sun.star.form.component.TextField" xml:id="control2" form:id="control2" form:current-value="Beta Field Placeholde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Alfa" form:control-implementation="ooo:com.sun.star.form.component.FixedText" xml:id="control3" form:id="control3" form:label="Alfa:" form:for="control1"/>
          <form:fixed-text form:name="labelBeta" form:control-implementation="ooo:com.sun.star.form.component.FixedText" xml:id="control4" form:id="control4" form:label="Beta:" form:for="control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2" svg:width="2.7567in" svg:height="0.1969in" svg:x="2.1299in" svg:y="0.3929in" draw:control="control1"/><draw:control text:anchor-type="paragraph" draw:z-index="1" draw:style-name="gr1" draw:text-style-name="P2" svg:width="2.7567in" svg:height="0.1976in" svg:x="2.1299in" svg:y="0.5898in" draw:control="control2"/><draw:control text:anchor-type="paragraph" draw:z-index="2" draw:style-name="gr2" draw:text-style-name="P3" svg:width="0.985in" svg:height="0.1976in" svg:x="0.948in" svg:y="0.3929in" draw:control="control3"/><draw:control text:anchor-type="paragraph" draw:z-index="3" draw:style-name="gr2" draw:text-style-name="P3" svg:width="1.1815in" svg:height="0.1976in" svg:x="0.7516in" svg:y="0.5902in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edina</meta:initial-creator>
    <meta:creation-date>2014-04-14T16:01:36.823684485</meta:creation-date>
    <dc:date>2014-04-14T16:06:57.002636832</dc:date>
    <dc:creator>Gabriel Medina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